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1783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1.1689in"/>
    </style:style>
    <style:style style:name="co11" style:family="table-column">
      <style:table-column-properties fo:break-before="auto" style:column-width="3.3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516in" fo:break-before="auto" style:use-optimal-row-height="true"/>
    </style:style>
    <style:style style:name="ro5" style:family="table-row">
      <style:table-row-properties style:row-height="0.152in" fo:break-before="auto" style:use-optimal-row-height="true"/>
    </style:style>
    <style:style style:name="ro6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00" style:font-name="Arial" fo:font-size="9pt" style:font-size-asian="9pt" style:font-size-complex="9pt"/>
    </style:style>
    <style:style style:name="ce41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4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Test status of all Rascal tests (currently in rascal-test project)</text:p>
          </table:table-cell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1">
          <table:table-cell table:style-name="ce1"/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2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6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0" table:number-columns-repeated="3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string" calcext:value-type="string">
            <text:p>TEST STATUS</text:p>
          </table:table-cell>
          <table:table-cell table:style-name="ce11" table:formula="of:=SUM([.B9:.B66])" office:value-type="float" office:value="2925" calcext:value-type="float">
            <text:p/>
          </table:table-cell>
          <table:table-cell table:style-name="ce11" table:formula="of:=SUM([.C9:.C66])" office:value-type="float" office:value="27" calcext:value-type="float">
            <text:p/>
          </table:table-cell>
          <table:table-cell table:style-name="ce11" table:formula="of:=SUM([.D9:.D66])" office:value-type="float" office:value="7" calcext:value-type="float">
            <text:p/>
          </table:table-cell>
          <table:table-cell table:style-name="ce15" table:formula="of:=ROUND(([.B5]-[.C5])/[.B5]; 4)" office:value-type="percentage" office:value="0.9908" calcext:value-type="percentage">
            <text:p/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7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Two commented out: TC; <text:s/>Three commented out: not yet supported pattern in default value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9" office:value-type="string" calcext:value-type="string">
            <text:p>Empty comprehensions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4"/>
          <table:table-cell table:style-name="ce20"/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unicode problem in <text:span text:style-name="T1">readTextValueString</text:span>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3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PatternTests</text:p>
          </table:table-cell>
          <table:table-cell table:style-name="ce4" office:value-type="float" office:value="334" calcext:value-type="float">
            <text:p>334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20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style-name="ce5" office:value-type="string" calcext:value-type="string">
            <text:p>string visits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3 commented out.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ListRelation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Commented out; TC Issue #462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Matchi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Abstract pattern on concrete subject not yet implemented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ListTests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Ambiguity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APIGen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2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Highlight</text:p>
          </table:table-cell>
          <table:table-cell table:style-name="ce13" table:number-columns-repeated="5"/>
          <table:table-cell table:style-name="ce13" office:value-type="string" calcext:value-type="string">
            <text:p>FactParseError</text:p>
          </table:table-cell>
          <table:table-cell table:style-name="ce13" table:number-columns-repeated="1017"/>
        </table:table-row>
        <table:table-row table:style-name="ro3">
          <table:table-cell table:style-name="ce8" office:value-type="string" calcext:value-type="string">
            <text:p>util::LOC</text:p>
          </table:table-cell>
          <table:table-cell table:style-name="ce13" table:number-columns-repeated="5"/>
          <table:table-cell table:style-name="ce13" office:value-type="string" calcext:value-type="string">
            <text:p>#394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Reflective</text:p>
          </table:table-cell>
          <table:table-cell table:style-name="ce13" table:number-columns-repeated="5"/>
          <table:table-cell table:style-name="ce13" office:value-type="string" calcext:value-type="string">
            <text:p>#483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>
          <table:table-cell table:number-columns-repeated="1024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RascalTests" table:style-name="ta1"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4" table:number-columns-repeated="1019" table:default-cell-style-name="ce26"/>
        <table:table-row table:style-name="ro1">
          <table:table-cell table:style-name="ce21" office:value-type="string" calcext:value-type="string">
            <text:p>Status of source code of all tests</text:p>
          </table:table-cell>
          <table:table-cell table:style-name="ce27" office:value-type="string" calcext:value-type="string">
            <text:p>TC= type checker</text:p>
          </table:table-cell>
          <table:table-cell table:style-name="ce27" office:value-type="string" calcext:value-type="string">
            <text:p>CMP=compiler</text:p>
          </table:table-cell>
          <table:table-cell table:style-name="ce27" office:value-type="string" calcext:value-type="string">
            <text:p><text:span text:style-name="T2">TCTests</text:span></text:p>
          </table:table-cell>
          <table:table-cell table:style-name="ce28" table:number-columns-repeated="1020"/>
        </table:table-row>
        <table:table-row table:style-name="ro1">
          <table:table-cell table:style-name="ce22" office:value-type="string" calcext:value-type="string">
            <text:p>Goal: no commented out tests; good formatting</text:p>
          </table:table-cell>
          <table:table-cell table:style-name="ce28" table:number-columns-repeated="1023"/>
        </table:table-row>
        <table:table-row table:style-name="ro1">
          <table:table-cell table:style-name="ce23"/>
          <table:table-cell table:style-name="ce28" table:number-columns-repeated="1023"/>
        </table:table-row>
        <table:table-row table:style-name="ro1">
          <table:table-cell table:style-name="ce22" office:value-type="string" calcext:value-type="string">
            <text:p>Green only means: clean-up done</text:p>
          </table:table-cell>
          <table:table-cell table:style-name="ce27" table:number-columns-repeated="1023"/>
        </table:table-row>
        <table:table-row table:style-name="ro1">
          <table:table-cell table:style-name="ce22" office:value-type="string" calcext:value-type="string">
            <text:p>but may contain TODOs and tests may fail</text:p>
          </table:table-cell>
          <table:table-cell table:style-name="ce27" table:number-columns-repeated="1023"/>
        </table:table-row>
        <table:table-row table:style-name="ro1">
          <table:table-cell table:style-name="ce21"/>
          <table:table-cell table:style-name="ce28" table:number-columns-repeated="1023"/>
        </table:table-row>
        <table:table-row table:style-name="ro1">
          <table:table-cell table:style-name="ce23" office:value-type="string" calcext:value-type="string">
            <text:p>Runtime test</text:p>
          </table:table-cell>
          <table:table-cell table:style-name="ce28" office:value-type="string" calcext:value-type="string">
            <text:p>Clean up done?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Static test exists?</text:p>
          </table:table-cell>
          <table:table-cell table:style-name="ce28" office:value-type="string" calcext:value-type="string">
            <text:p>Clean up done?</text:p>
          </table:table-cell>
          <table:table-cell table:style-name="ce28" table:number-columns-repeated="1019"/>
        </table:table-row>
        <table:table-row table:style-name="ro1">
          <table:table-cell table:style-name="ce16"/>
          <table:table-cell table:style-name="ce29" office:value-type="string" calcext:value-type="string">
            <text:p>(!= all tests pass)</text:p>
          </table:table-cell>
          <table:table-cell table:style-name="ce29" table:number-columns-repeated="2"/>
          <table:table-cell table:style-name="ce29" office:value-type="string" calcext:value-type="string">
            <text:p>(!= all tests pass)</text:p>
          </table:table-cell>
          <table:table-cell table:style-name="ce29" table:number-columns-repeated="1019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Accumulating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Alias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AnnotationTests.rsc</text:p>
          </table:table-cell>
          <table:table-cell table:style-name="ce30"/>
          <table:table-cell table:style-name="Default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Assignment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BackTracking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CallTests.rsc</text:p>
          </table:table-cell>
          <table:table-cell table:style-name="ce30"/>
          <table:table-cell table:style-name="Default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Comprehension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ConcretePatternTests1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ConcretePatternTests2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DataDeclaration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DataTypeTests.rsc</text:p>
          </table:table-cell>
          <table:table-cell table:style-name="ce30"/>
          <table:table-cell office:value-type="string" calcext:value-type="string">
            <text:p><text:s/>INTERSECT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Declaration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>
            <text:p>functionality/FunctionCompositionTests.rsc</text:p>
          </table:table-cell>
          <table:table-cell table:style-name="ce30"/>
          <table:table-cell/>
          <table:table-cell table:style-name="ce30"/>
          <table:table-cell table:number-columns-repeated="1020"/>
        </table:table-row>
        <table:table-row table:style-name="ro1">
          <table:table-cell table:style-name="ce24" office:value-type="string" calcext:value-type="string">
            <text:p>functionality/Pattern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PatternTestsList3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PatternTestsDescendant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Projection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Range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Reducer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ality/RegExp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Scope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Statement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Subscript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VisitTests.rsc</text:p>
          </table:table-cell>
          <table:table-cell table:style-name="ce30"/>
          <table:table-cell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Backtracking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Boolean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Equality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Function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Integer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IO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stRelation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Map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Matching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Node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Relation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Se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SolvedIssue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String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String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Tuple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Boolean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Graph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Integer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ListTests.rsc</text:p>
          </table:table-cell>
          <table:table-cell table:style-name="ce30"/>
          <table:table-cell/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library/Map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Math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Number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Relation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SetTests.rsc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24" office:value-type="string" calcext:value-type="string">
            <text:p>library/StringTests.rsc</text:p>
          </table:table-cell>
          <table:table-cell table:style-name="ce30"/>
          <table:table-cell table:number-columns-repeated="1022"/>
        </table:table-row>
        <table:table-row table:style-name="ro1" table:number-rows-repeated="2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ComprehensionTests.rsc(7797,75,&lt;162,4&gt;,&lt;163,48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ComprehensionTests.rsc(7717,75,&lt;160,4&gt;,&lt;161,48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ComprehensionTests.rsc(7637,75,&lt;158,4&gt;,&lt;159,48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RangeTests.rsc(2492,80,&lt;51,4&gt;,&lt;51,84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RangeTests.rsc(2414,72,&lt;50,4&gt;,&lt;50,76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RangeTests.rsc(2328,80,&lt;49,4&gt;,&lt;49,84&gt;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functionality/RangeTests.rsc(2247,75,&lt;48,4&gt;,&lt;48,79&gt;)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33"/>
        <table:table-row table:style-name="ro1">
          <table:table-cell table:style-name="ce32" office:value-type="string" calcext:value-type="string">
            <text:p>TESTS RUN AT $2014-05-07T23:39:37.313+01:00$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3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Assignment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Call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DataDeclarationTests.rsc|: 45 tests executed; 1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DataTypeTests.rsc|: 684 tests executed; 1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PatternTests.rsc|: 334 tests executed; 1 failed; 2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StatementTests.rsc|: 51 tests executed; 1 failed; 1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Equality.rsc|: 53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sts.rsc|: 96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Matching.rsc|: 4 tests executed; 1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Nodes.rsc|: 32 tests executed; 1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ListTests.rsc|: 130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Relation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Set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3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3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DataDeclarationTests.rsc|(2728,81,&lt;48,4&gt;,&lt;48,85&gt;): FALSE Internal compiler error: Instruction execution: instruction: STOREVAR 0, 0; message: tuple[] does not have a field with label left declared for itnull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DataTypeTests.rsc|(14268,59,&lt;331,6&gt;,&lt;331,65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PatternTests.rsc|(30507,267,&lt;602,2&gt;,&lt;614,4&gt;): FALSE <text:s/>with arguments: [950568602,-573441912]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StatementTests.rsc|(6345,201,&lt;137,9&gt;,&lt;142,5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2005,115,&lt;259,2&gt;,&lt;259,117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1890,112,&lt;258,2&gt;,&lt;258,114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1438,119,&lt;251,2&gt;,&lt;251,121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1319,116,&lt;250,2&gt;,&lt;250,118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0891,89,&lt;243,2&gt;,&lt;243,91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0808,80,&lt;242,2&gt;,&lt;242,82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0466,79,&lt;235,2&gt;,&lt;235,81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0389,74,&lt;234,2&gt;,&lt;234,76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0063,86,&lt;227,2&gt;,&lt;227,88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9980,80,&lt;226,2&gt;,&lt;226,82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BacktrackingTests.rsc|(6715,940,&lt;184,0&gt;,&lt;204,1&gt;): FALSE Internal compiler error: Instruction execution: instruction: LOADCON |project://rascal-test/src/tests/BacktrackingTests.rsc|(7045,9,&lt;190,109&gt;,&lt;190,118&gt;); message: A null reference as a typenull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BacktrackingTests.rsc|(5709,1004,&lt;162,0&gt;,&lt;182,1&gt;): FALSE Internal compiler error: Instruction execution: instruction: LOADCON |project://rascal-test/src/tests/BacktrackingTests.rsc|(6031,9,&lt;168,105&gt;,&lt;168,114&gt;); message: A null reference as a typenull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BacktrackingTests.rsc|(4881,826,&lt;140,0&gt;,&lt;160,1&gt;): FALSE Internal compiler error: Instruction execution: instruction: LOADCON |project://rascal-test/src/tests/BacktrackingTests.rsc|(5026,7,&lt;143,103&gt;,&lt;143,110&gt;); message: A null reference as a typenull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BacktrackingTests.rsc|(4013,866,&lt;118,0&gt;,&lt;138,1&gt;): FALSE Internal compiler error: Instruction execution: instruction: LOADCON |project://rascal-test/src/tests/BacktrackingTests.rsc|(4313,7,&lt;124,98&gt;,&lt;124,105&gt;); message: A null reference as a typenull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ListRelations.rsc|(2964,149,&lt;94,0&gt;,&lt;96,83&gt;): FALSE <text:s/>with arguments: [&lt;-2074574617,-307029432&gt;,&lt;-560574714,1282492844&gt;,&lt;-1775576382,-1493135937&gt;,&lt;-1566221035,-1376608653&gt;]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Matching.rsc|(346,142,&lt;24,0&gt;,&lt;27,1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Nodes.rsc|(2333,201,&lt;114,0&gt;,&lt;120,1&gt;): FALSE IndexOutOfBounds(1) with arguments: "v8KK"(-89532442r1606269439,(|tmp:///i96/|:true))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Relations.rsc|(2817,148,&lt;90,0&gt;,&lt;92,83&gt;): FALSE <text:s/>with arguments: {&lt;-342341519,-140157315&gt;,&lt;-938299726,-1108464158&gt;,&lt;-431056773,-1515738016&gt;}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Relations.rsc|(2201,151,&lt;70,0&gt;,&lt;72,85&gt;): FALSE <text:s/>with arguments: {&lt;-1548498374,1589561545&gt;,&lt;-60926989,868000094&gt;} 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3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ComprehensionTests.rsc|(7518,75,&lt;146,4&gt;,&lt;147,48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ComprehensionTests.rsc|(7438,75,&lt;144,4&gt;,&lt;145,48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ComprehensionTests.rsc|(7358,75,&lt;142,4&gt;,&lt;143,48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PatternTests.rsc|(31719,193,&lt;653,3&gt;,&lt;656,4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PatternTests.rsc|(4385,136,&lt;88,4&gt;,&lt;88,140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RangeTests.rsc|(2338,103,&lt;50,4&gt;,&lt;50,107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RangeTests.rsc|(2237,95,&lt;49,4&gt;,&lt;49,99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RangeTests.rsc|(2128,103,&lt;48,4&gt;,&lt;48,107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RangeTests.rsc|(2024,98,&lt;47,4&gt;,&lt;47,102&gt;): IGNORED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StatementTests.rsc|(3781,96,&lt;83,4&gt;,&lt;83,100&gt;): IGNORED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32" office:value-type="string" calcext:value-type="string">
            <text:p>SUMMARY: 2917 tests executed; 24 failed; 10 ignored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3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FunctionCompositionTests.rsc|: Java("CompilerError","Internal compiler error: In function tests::functionality::FunctionCompositionTests/factorialFibonacciPrint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11" table:default-cell-style-name="ce40"/>
        <table:table-column table:style-name="co4" table:number-columns-repeated="1023" table:default-cell-style-name="ce40"/>
        <table:table-row table:style-name="ro4">
          <table:table-cell table:style-name="ce34" office:value-type="string" calcext:value-type="string">
            <text:p>File</text:p>
          </table:table-cell>
          <table:table-cell table:style-name="ce47"/>
          <table:table-cell table:style-name="ce47" office:value-type="string" calcext:value-type="string">
            <text:p>Remarks</text:p>
          </table:table-cell>
          <table:table-cell table:style-name="ce47" table:number-columns-repeated="1021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5">
          <table:table-cell table:style-name="ce36" office:value-type="string" calcext:value-type="string">
            <text:p>analysis::formalconcepts::FCA</text:p>
          </table:table-cell>
          <table:table-cell table:style-name="ce42" table:number-columns-repeated="1023"/>
        </table:table-row>
        <table:table-row table:style-name="ro4">
          <table:table-cell table:style-name="ce37" office:value-type="string" calcext:value-type="string">
            <text:p>analysis::graphs::Graph <text:s text:c="3"/>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analysis::graphs::LabeledGraph</text:p>
          </table:table-cell>
          <table:table-cell table:style-name="ce41" table:number-columns-repeated="1023"/>
        </table:table-row>
        <table:table-row table:style-name="ro5">
          <table:table-cell table:style-name="ce36" office:value-type="string" calcext:value-type="string">
            <text:p>analysis::linearprogramming::LinearProgramming</text:p>
          </table:table-cell>
          <table:table-cell table:style-name="ce42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37" office:value-type="string" calcext:value-type="string">
            <text:p>analysis::m3::AS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analysis::m3::Core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analysis::m3::Registry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analysis::m3::TypeSymbol</text:p>
          </table:table-cell>
          <table:table-cell table:style-name="ce41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37" office:value-type="string" calcext:value-type="string">
            <text:p>analysis::statistics::Correlation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analysis::statistics::Descriptive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analysis::statistics::Frequency</text:p>
          </table:table-cell>
          <table:table-cell table:style-name="ce42"/>
          <table:table-cell table:style-name="ce42" office:value-type="string" calcext:value-type="string">
            <text:p>#491</text:p>
          </table:table-cell>
          <table:table-cell table:style-name="ce42" table:number-columns-repeated="1021"/>
        </table:table-row>
        <table:table-row table:style-name="ro4">
          <table:table-cell table:style-name="ce37" office:value-type="string" calcext:value-type="string">
            <text:p>analysis::statistics::Inference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analysis::statistics::SimpleRegression</text:p>
          </table:table-cell>
          <table:table-cell table:style-name="ce41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5">
          <table:table-cell table:style-name="ce37" office:value-type="string" calcext:value-type="string">
            <text:p>demo::basic::Ackermann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Bottles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Bubble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BubbleTes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Factorial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FactorialTes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FizzBuzz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Hello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Quine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basic::Squares</text:p>
          </table:table-cell>
          <table:table-cell table:style-name="ce41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37" office:value-type="string" calcext:value-type="string">
            <text:p>demo::common::WordCount::CountInLine1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WordCount::CountInLine2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WordCount::CountInLine3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WordCount::WordCoun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Calls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ColoredTrees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CountConstructors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Crawl</text:p>
          </table:table-cell>
          <table:table-cell table:style-name="ce41" table:number-columns-repeated="1023"/>
        </table:table-row>
        <table:table-row table:style-name="ro4">
          <table:table-cell table:style-name="ce38" office:value-type="string" calcext:value-type="string">
            <text:p>demo::common::Cycles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Derivative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Lif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LiftTes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StringTemplate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StringTemplateTes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Trans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WordReplacemen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common::WordReplacementTes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lang::Exp::Abstract::Eval</text:p>
          </table:table-cell>
          <table:table-cell table:style-name="ce41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36" office:value-type="string" calcext:value-type="string">
            <text:p>demo::lang::Exp::Combined::Automatic::Eval</text:p>
          </table:table-cell>
          <table:table-cell table:style-name="ce42"/>
          <table:table-cell table:style-name="ce42" office:value-type="string" calcext:value-type="string">
            <text:p>#492</text:p>
          </table:table-cell>
          <table:table-cell table:style-name="ce42" table:number-columns-repeated="1021"/>
        </table:table-row>
        <table:table-row table:style-name="ro4">
          <table:table-cell table:style-name="ce36" office:value-type="string" calcext:value-type="string">
            <text:p>demo::lang::Exp::Combined::Manual::Eval</text:p>
          </table:table-cell>
          <table:table-cell table:style-name="ce42"/>
          <table:table-cell table:style-name="ce42" office:value-type="string" calcext:value-type="string">
            <text:p>#493</text:p>
          </table:table-cell>
          <table:table-cell table:style-name="ce42" table:number-columns-repeated="1021"/>
        </table:table-row>
        <table:table-row table:style-name="ro4">
          <table:table-cell table:style-name="ce37" office:value-type="string" calcext:value-type="string">
            <text:p>demo::lang::Exp::Concrete::NoLayout::Eval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lang::Exp::Concrete::WithLayout::Eval</text:p>
          </table:table-cell>
          <table:table-cell table:style-name="ce41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5">
          <table:table-cell table:style-name="ce39" office:value-type="string" calcext:value-type="string">
            <text:p>demo::lang::Func::AST</text:p>
          </table:table-cell>
          <table:table-cell table:style-name="ce41" table:number-columns-repeated="1023"/>
        </table:table-row>
        <table:table-row table:style-name="ro5">
          <table:table-cell table:style-name="ce37" office:value-type="string" calcext:value-type="string">
            <text:p>demo::lang::Func::Eval0</text:p>
          </table:table-cell>
          <table:table-cell table:style-name="ce41" table:number-columns-repeated="1023"/>
        </table:table-row>
        <table:table-row table:style-name="ro5">
          <table:table-cell table:style-name="ce37" office:value-type="string" calcext:value-type="string">
            <text:p>demo::lang::Func::Eval1</text:p>
          </table:table-cell>
          <table:table-cell table:style-name="ce41" table:number-columns-repeated="1023"/>
        </table:table-row>
        <table:table-row table:style-name="ro5">
          <table:table-cell table:style-name="ce37" office:value-type="string" calcext:value-type="string">
            <text:p>demo::lang::Func::Eval2</text:p>
          </table:table-cell>
          <table:table-cell table:style-name="ce41" table:number-columns-repeated="1023"/>
        </table:table-row>
        <table:table-row table:style-name="ro5">
          <table:table-cell table:style-name="ce37" office:value-type="string" calcext:value-type="string">
            <text:p>demo::lang::Func::Eval3</text:p>
          </table:table-cell>
          <table:table-cell table:style-name="ce41" table:number-columns-repeated="1023"/>
        </table:table-row>
        <table:table-row table:style-name="ro5">
          <table:table-cell table:style-name="ce37" office:value-type="string" calcext:value-type="string">
            <text:p>demo::lang::Func::Func</text:p>
          </table:table-cell>
          <table:table-cell table:style-name="ce41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5">
          <table:table-cell table:style-name="ce36" office:value-type="string" calcext:value-type="string">
            <text:p>demo::lang::Lisra::Eval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Lisra::Parse</text:p>
          </table:table-cell>
          <table:table-cell table:style-name="ce41" table:number-columns-repeated="1023"/>
        </table:table-row>
        <table:table-row table:style-name="ro5">
          <table:table-cell table:style-name="ce36" office:value-type="string" calcext:value-type="string">
            <text:p>demo::lang::Lisra::Pretty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Lisra::Runtime</text:p>
          </table:table-cell>
          <table:table-cell table:style-name="ce41" table:number-columns-repeated="1023"/>
        </table:table-row>
        <table:table-row table:style-name="ro5">
          <table:table-cell table:style-name="ce37" office:value-type="string" calcext:value-type="string">
            <text:p>demo::lang::Lisra::Syntax</text:p>
          </table:table-cell>
          <table:table-cell table:style-name="ce41" table:number-columns-repeated="1023"/>
        </table:table-row>
        <table:table-row table:style-name="ro5">
          <table:table-cell table:style-name="ce36" office:value-type="string" calcext:value-type="string">
            <text:p>demo::lang::Lisra::Test</text:p>
          </table:table-cell>
          <table:table-cell table:style-name="ce42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37" office:value-type="string" calcext:value-type="string">
            <text:p>demo::lang::MissGrant::AST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demo::lang::MissGrant::CheckController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MissGrant::DesugarResetEvents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demo::lang::MissGrant::Implode</text:p>
          </table:table-cell>
          <table:table-cell table:style-name="ce42" table:number-columns-repeated="1023"/>
        </table:table-row>
        <table:table-row table:style-name="ro4">
          <table:table-cell table:style-name="ce37" office:value-type="string" calcext:value-type="string">
            <text:p>demo::lang::MissGrant::MissGrant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demo::lang::MissGrant::Outline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demo::lang::MissGrant::ParallelMerge</text:p>
          </table:table-cell>
          <table:table-cell table:style-name="ce42" table:number-columns-repeated="1023"/>
        </table:table-row>
        <table:table-row table:style-name="ro4">
          <table:table-cell table:style-name="ce37" office:value-type="string" calcext:value-type="string">
            <text:p>demo::lang::MissGrant::Parse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demo::lang::MissGrant::Step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demo::lang::MissGrant::ToDot</text:p>
          </table:table-cell>
          <table:table-cell table:style-name="ce42" table:number-columns-repeated="1023"/>
        </table:table-row>
        <table:table-row table:style-name="ro4">
          <table:table-cell table:style-name="ce37" office:value-type="string" calcext:value-type="string">
            <text:p>demo::lang::MissGrant::ToMethods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lang::MissGrant::ToObjects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lang::MissGrant::ToRelation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lang::MissGrant::ToSwitch</text:p>
          </table:table-cell>
          <table:table-cell table:style-name="ce41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36" office:value-type="string" calcext:value-type="string">
            <text:p>demo::lang::Pico::Compile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demo::lang::Pico::ControlFlow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demo::lang::Pico::Eval</text:p>
          </table:table-cell>
          <table:table-cell table:style-name="ce42" table:number-columns-repeated="1023"/>
        </table:table-row>
        <table:table-row table:style-name="ro5">
          <table:table-cell table:style-name="ce36" office:value-type="string" calcext:value-type="string">
            <text:p>demo::lang::Pico::Typecheck</text:p>
          </table:table-cell>
          <table:table-cell table:style-name="ce42" table:number-columns-repeated="1023"/>
        </table:table-row>
        <table:table-row table:style-name="ro5">
          <table:table-cell table:style-name="ce36" office:value-type="string" calcext:value-type="string">
            <text:p>demo::lang::Pico::Uninit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demo::lang::Pico::UseDef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demo::lang::Pico::Visualize</text:p>
          </table:table-cell>
          <table:table-cell table:style-name="ce42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5">
          <table:table-cell table:style-name="ce36" office:value-type="string" calcext:value-type="string">
            <text:p>demo::lang::turing::l1::ast::Load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turing::l1::ast::Turing</text:p>
          </table:table-cell>
          <table:table-cell table:style-name="ce41" table:number-columns-repeated="1023"/>
        </table:table-row>
        <table:table-row table:style-name="ro5">
          <table:table-cell table:style-name="ce36" office:value-type="string" calcext:value-type="string">
            <text:p>demo::lang::turing::l1::cst::Parse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turing::l1::cst::Syntax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lang::turing::l1::interpreter::Interpreter</text:p>
          </table:table-cell>
          <table:table-cell table:style-name="ce41" table:number-columns-repeated="1023"/>
        </table:table-row>
        <table:table-row table:style-name="ro5">
          <table:table-cell table:style-name="ce36" office:value-type="string" calcext:value-type="string">
            <text:p>demo::lang::turing::l2::ast::Load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turing::l2::ast::Turing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lang::turing::l2::check::Check</text:p>
          </table:table-cell>
          <table:table-cell table:style-name="ce41" table:number-columns-repeated="1023"/>
        </table:table-row>
        <table:table-row table:style-name="ro5">
          <table:table-cell table:style-name="ce36" office:value-type="string" calcext:value-type="string">
            <text:p>demo::lang::turing::l2::cst::Parse</text:p>
          </table:table-cell>
          <table:table-cell table:style-name="ce42" table:number-columns-repeated="1023"/>
        </table:table-row>
        <table:table-row table:style-name="ro5">
          <table:table-cell table:style-name="ce37" office:value-type="string" calcext:value-type="string">
            <text:p>demo::lang::turing::l2::cst::Syntax</text:p>
          </table:table-cell>
          <table:table-cell table:style-name="ce41" table:number-columns-repeated="1023"/>
        </table:table-row>
        <table:table-row table:style-name="ro5">
          <table:table-cell table:style-name="ce36" office:value-type="string" calcext:value-type="string">
            <text:p>demo::lang::turing::l2::desugar::Desugar</text:p>
          </table:table-cell>
          <table:table-cell table:style-name="ce42" table:number-columns-repeated="1023"/>
        </table:table-row>
        <table:table-row table:style-name="ro4">
          <table:table-cell table:style-name="ce37" office:value-type="string" calcext:value-type="string">
            <text:p>demo::lang::turing::l2::format::Forma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demo::vis::Higher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demo::vis::Logo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demo::vis::VisADT</text:p>
          </table:table-cell>
          <table:table-cell table:style-name="ce42" table:number-columns-repeated="1023"/>
        </table:table-row>
        <table:table-row table:style-name="ro4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41" office:value-type="string" calcext:value-type="string">
            <text:p>experiments::Compiler::RVM::AST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experiments::Compiler::muRascal::AST</text:p>
          </table:table-cell>
          <table:table-cell table:style-name="ce41" table:number-columns-repeated="1023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41" office:value-type="string" calcext:value-type="string">
            <text:p>experiments::Compiler::muRascal2RVM::PeepHole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experiments::Compiler::muRascal2RVM::RascalReifiedTypes</text:p>
          </table:table-cell>
          <table:table-cell table:style-name="ce42"/>
          <table:table-cell table:style-name="ce42" office:value-type="string" calcext:value-type="string">
            <text:p>Errors in Rascal grammar Rascal.rsc</text:p>
          </table:table-cell>
          <table:table-cell table:style-name="ce42" table:number-columns-repeated="1021"/>
        </table:table-row>
        <table:table-row table:style-name="ro4">
          <table:table-cell table:style-name="ce36" office:value-type="string" calcext:value-type="string">
            <text:p>experiments::Compiler::muRascal2RVM::ReifiedTypes</text:p>
          </table:table-cell>
          <table:table-cell table:style-name="ce42"/>
          <table:table-cell table:style-name="ce42" office:value-type="string" calcext:value-type="string">
            <text:p>Ditto + checkType</text:p>
          </table:table-cell>
          <table:table-cell table:style-name="ce42" table:number-columns-repeated="1021"/>
        </table:table-row>
        <table:table-row table:style-name="ro4">
          <table:table-cell table:style-name="ce37" office:value-type="string" calcext:value-type="string">
            <text:p>experiments::Compiler::muRascal2RVM::StackSize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experiments::Compiler::muRascal2RVM::ToplevelType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experiments::Compiler::muRascal2RVM::mu2rvm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2" office:value-type="string" calcext:value-type="string">
            <text:p>lang::rascal::doc::Document</text:p>
          </table:table-cell>
          <table:table-cell table:style-name="ce42"/>
          <table:table-cell table:style-name="ce42" office:value-type="string" calcext:value-type="string">
            <text:p>Type errors</text:p>
          </table:table-cell>
          <table:table-cell table:style-name="ce42" table:number-columns-repeated="1021"/>
        </table:table-row>
        <table:table-row table:style-name="ro4">
          <table:table-cell table:style-name="ce37" office:value-type="string" calcext:value-type="string">
            <text:p>lang::rascal::doc::HTMLIsland</text:p>
          </table:table-cell>
          <table:table-cell table:style-name="ce41" table:number-columns-repeated="1023"/>
        </table:table-row>
        <table:table-row table:style-name="ro4">
          <table:table-cell table:style-name="ce37" office:value-type="string" calcext:value-type="string">
            <text:p>lang::rascal::doc::LatexIsland</text:p>
          </table:table-cell>
          <table:table-cell table:style-name="ce41" table:number-columns-repeated="1023"/>
        </table:table-row>
        <table:table-row table:style-name="ro4">
          <table:table-cell table:style-name="ce36" office:value-type="string" calcext:value-type="string">
            <text:p>lang::rascal::doc::ToHTML</text:p>
          </table:table-cell>
          <table:table-cell table:style-name="ce42"/>
          <table:table-cell table:style-name="ce42" office:value-type="string" calcext:value-type="string">
            <text:p>Type errors</text:p>
          </table:table-cell>
          <table:table-cell table:style-name="ce42" table:number-columns-repeated="1021"/>
        </table:table-row>
        <table:table-row table:style-name="ro4">
          <table:table-cell table:style-name="ce36" office:value-type="string" calcext:value-type="string">
            <text:p>lang::rascal::doc::ToLatex</text:p>
          </table:table-cell>
          <table:table-cell table:style-name="ce42"/>
          <table:table-cell table:style-name="ce42" office:value-type="string" calcext:value-type="string">
            <text:p>Type errors</text:p>
          </table:table-cell>
          <table:table-cell table:style-name="ce42" table:number-columns-repeated="1021"/>
        </table:table-row>
        <table:table-row table:style-name="ro6">
          <table:table-cell table:style-name="ce43"/>
          <table:table-cell table:number-columns-repeated="1023"/>
        </table:table-row>
        <table:table-row table:style-name="ro4">
          <table:table-cell table:style-name="ce36" office:value-type="string" calcext:value-type="string">
            <text:p>lang::rascal::grammar::analyze::DefUse</text:p>
          </table:table-cell>
          <table:table-cell table:style-name="ce42"/>
          <table:table-cell table:style-name="ce42" office:value-type="string" calcext:value-type="string">
            <text:p>Type error in ParseTree</text:p>
          </table:table-cell>
          <table:table-cell table:style-name="ce42" table:number-columns-repeated="1021"/>
        </table:table-row>
        <table:table-row table:style-name="ro4">
          <table:table-cell table:style-name="ce36" office:value-type="string" calcext:value-type="string">
            <text:p>lang::rascal::grammar::analyze::Dependency</text:p>
          </table:table-cell>
          <table:table-cell table:style-name="ce42"/>
          <table:table-cell table:style-name="ce42" office:value-type="string" calcext:value-type="string">
            <text:p>Ditto</text:p>
          </table:table-cell>
          <table:table-cell table:style-name="ce42" table:number-columns-repeated="1021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36" office:value-type="string" calcext:value-type="string">
            <text:p>lang::rascal::scaffold::GenOperators</text:p>
          </table:table-cell>
          <table:table-cell table:style-name="ce42"/>
          <table:table-cell table:style-name="ce42" office:value-type="string" calcext:value-type="string">
            <text:p>TypeUtils Nosuchkey</text:p>
          </table:table-cell>
          <table:table-cell table:style-name="ce42" table:number-columns-repeated="1021"/>
        </table:table-row>
        <table:table-row table:style-name="ro4">
          <table:table-cell table:style-name="ce35"/>
          <table:table-cell table:style-name="ce48" table:number-columns-repeated="1023"/>
        </table:table-row>
        <table:table-row table:style-name="ro4">
          <table:table-cell table:style-name="ce37" office:value-type="string" calcext:value-type="string">
            <text:p>lang::rascal::syntax::Rascal</text:p>
          </table:table-cell>
          <table:table-cell table:style-name="ce41" table:number-columns-repeated="1023"/>
        </table:table-row>
        <table:table-row table:style-name="ro4">
          <table:table-cell table:style-name="ce44"/>
          <table:table-cell table:number-columns-repeated="1023"/>
        </table:table-row>
        <table:table-row table:style-name="ro4">
          <table:table-cell table:style-name="ce37" office:value-type="string" calcext:value-type="string">
            <text:p>lang::rascal::syntax::tests::ConcreteSyntax</text:p>
          </table:table-cell>
          <table:table-cell table:style-name="ce41" table:number-columns-repeated="1023"/>
        </table:table-row>
        <table:table-row table:style-name="ro4">
          <table:table-cell table:style-name="ce45" office:value-type="string" calcext:value-type="string">
            <text:p>lang::rascal::syntax::tests::ExpressionGrammars</text:p>
          </table:table-cell>
          <table:table-cell table:style-name="ce41" table:number-columns-repeated="1023"/>
        </table:table-row>
        <table:table-row table:style-name="ro4">
          <table:table-cell table:style-name="ce46" office:value-type="string" calcext:value-type="string">
            <text:p>lang::rascal::syntax::tests::ImplodeTestGrammar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4">
          <table:table-cell table:style-name="ce46" office:value-type="string" calcext:value-type="string">
            <text:p>lang::rascal::syntax::tests::ImplodeTests</text:p>
          </table:table-cell>
          <table:table-cell table:style-name="ce42"/>
          <table:table-cell table:style-name="ce42" office:value-type="string" calcext:value-type="string">
            <text:p>ditto</text:p>
          </table:table-cell>
          <table:table-cell table:style-name="ce42" table:number-columns-repeated="1021"/>
        </table:table-row>
        <table:table-row table:style-name="ro4">
          <table:table-cell table:style-name="ce46" office:value-type="string" calcext:value-type="string">
            <text:p>lang::rascal::syntax::tests::KnownIssues</text:p>
          </table:table-cell>
          <table:table-cell table:style-name="ce42" table:number-columns-repeated="1023"/>
        </table:table-row>
        <table:table-row table:style-name="ro4">
          <table:table-cell table:style-name="ce46" office:value-type="string" calcext:value-type="string">
            <text:p>lang::rascal::syntax::tests::ParsingRegressionTests</text:p>
          </table:table-cell>
          <table:table-cell table:style-name="ce42"/>
          <table:table-cell table:style-name="ce42" office:value-type="string" calcext:value-type="string">
            <text:p>Type error in ParseTree</text:p>
          </table:table-cell>
          <table:table-cell table:style-name="ce42" table:number-columns-repeated="1021"/>
        </table:table-row>
        <table:table-row table:style-name="ro4">
          <table:table-cell table:style-name="ce46" office:value-type="string" calcext:value-type="string">
            <text:p>lang::rascal::syntax::tests::PreBootstrap</text:p>
          </table:table-cell>
          <table:table-cell table:style-name="ce42"/>
          <table:table-cell table:style-name="ce42" office:value-type="string" calcext:value-type="string">
            <text:p>TypeUtils Nosuchkey</text:p>
          </table:table-cell>
          <table:table-cell table:style-name="ce42" table:number-columns-repeated="1021"/>
        </table:table-row>
        <table:table-row table:style-name="ro4">
          <table:table-cell table:style-name="ce36" office:value-type="string" calcext:value-type="string">
            <text:p>lang::rascal::syntax::tests::SolvedIssues</text:p>
          </table:table-cell>
          <table:table-cell table:style-name="ce42"/>
          <table:table-cell table:style-name="ce42" office:value-type="string" calcext:value-type="string">
            <text:p>Multiple constructors in Type.rsc</text:p>
          </table:table-cell>
          <table:table-cell table:style-name="ce42" table:number-columns-repeated="1021"/>
        </table:table-row>
        <table:table-row table:style-name="ro4">
          <table:table-cell table:style-name="ce44"/>
          <table:table-cell table:number-columns-repeated="1023"/>
        </table:table-row>
        <table:table-row table:style-name="ro4">
          <table:table-cell table:style-name="ce42" office:value-type="string" calcext:value-type="string">
            <text:p>lang::rascal::types::AbstractKind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4">
          <table:table-cell table:style-name="ce36" office:value-type="string" calcext:value-type="string">
            <text:p>lang::rascal::types::AbstractName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4">
          <table:table-cell table:style-name="ce36" office:value-type="string" calcext:value-type="string">
            <text:p>lang::rascal::types::AbstractType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4">
          <table:table-cell table:style-name="ce36" office:value-type="string" calcext:value-type="string">
            <text:p>lang::rascal::types::CheckTypes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lang::rascal::types::ConvertType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lang::rascal::types::TestChecker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lang::rascal::types::TypeExceptions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lang::rascal::types::TypeInstantiation</text:p>
          </table:table-cell>
          <table:table-cell table:style-name="ce42" table:number-columns-repeated="1023"/>
        </table:table-row>
        <table:table-row table:style-name="ro4">
          <table:table-cell table:style-name="ce36" office:value-type="string" calcext:value-type="string">
            <text:p>lang::rascal::types::TypeSignature</text:p>
          </table:table-cell>
          <table:table-cell table:style-name="ce42" table:number-columns-repeated="1023"/>
        </table:table-row>
        <table:table-row table:style-name="ro4" table:number-rows-repeated="104842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21:32:53.3590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08T23:41:00.513069000</dc:date>
    <meta:editing-duration>P21DT12H53M17S</meta:editing-duration>
    <meta:editing-cycles>70</meta:editing-cycles>
    <meta:generator>LibreOffice/4.2.2.1$MacOSX_X86_64 LibreOffice_project/3be8cda0bddd8e430d8cda1ebfd581265cca5a0f</meta:generator>
    <meta:document-statistic meta:table-count="5" meta:cell-count="543" meta:object-count="0"/>
  </office:meta>
</office:document-meta>
</file>